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mbria" style:font-family-asian="Cambria" style:font-family-complex="Cambria" fo:background-color="transparent" fo:color="#4f81bd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mbria" style:font-family-asian="Cambria" style:font-family-complex="Cambria" fo:background-color="transparent" fo:color="#4f81bd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top="24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top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top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top="10.00pt"/>
    </style:style>
    <style:style style:name="P8" style:family="paragraph">
      <style:paragraph-properties fo:line-height="115.00%" fo:text-align="left" fo:margin-bottom="10.00pt"/>
    </style:style>
    <text:list-style style:name="L9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left="36.00pt" fo:text-indent="0.00p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left="36.00pt" fo:text-indent="0.00p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left="36.00pt" fo:text-indent="0.00pt" fo:margin-bottom="10.00pt"/>
    </style: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ildr 5.0</text:span></text:p>
      <text:p text:style-name="P2"><text:span text:style-name="T2"/></text:p>
      <text:p text:style-name="P2"><text:span text:style-name="T3">License</text:span></text:p>
      <text:p text:style-name="P2"><text:span text:style-name="T4">Apache License v2</text:span></text:p>
      <text:p text:style-name="P2"><text:span text:style-name="T5">Release </text:span></text:p>
      <text:p text:style-name="P2"><text:span text:style-name="T6">March 2016</text:span></text:p>
      <text:p text:style-name="P2"><text:span text:style-name="T7">Developer</text:span></text:p>
      <text:p text:style-name="P2"><text:span text:style-name="T8">Patrick Kwinten</text:span></text:p>
      <text:p text:style-name="P2"><text:span text:style-name="T9">Platform </text:span></text:p>
      <text:p text:style-name="P2"><text:span text:style-name="T10">IBM Domino 9.0x</text:span></text:p>
      <text:p text:style-name="P2"><text:span text:style-name="T11">Project Page: </text:span></text:p>
      <text:p text:style-name="P2"><text:a xlink:href="http://www.openntf.org/internal/home.nsf/project.xsp?action=openDocument"><text:span text:style-name="T12">http://www.openntf.org/internal/home.nsf/project.xsp?action=openDocument</text:span></text:a><text:span text:style-name="T13"/></text:p>
      <text:p text:style-name="P2"><text:span text:style-name="T13"/></text:p>
      <text:p text:style-name="P3"><text:span text:style-name="T14">Description</text:span></text:p>
      <text:p text:style-name="P4"><text:span text:style-name="T15">Bildr is a web application based upon XPages that provide users to upload and share pictures. Content is stored in a noSQL Notes database. </text:span></text:p>
      <text:p text:style-name="P4"><text:span text:style-name="T15">Each uploaded pictures contains a thumbnail,medium size image and the original size image. The resizing is performed on the background during upload.</text:span></text:p>
      <text:p text:style-name="P4"><text:span text:style-name="T15">The web interface allows the user to upload multiple pictures at once, via a friendly interface delivered by Bootstrap.</text:span></text:p>
      <text:p text:style-name="P4"><text:span text:style-name="T15">Uploaded pictures can be navigated via several ways: navigate through views, image carousel and search.</text:span></text:p>
      <text:p text:style-name="P4"><text:span text:style-name="T15">Users can interact on pictures by posting comments.</text:span></text:p>
      <text:p text:style-name="P5"><text:span text:style-name="T16">Tested Environment</text:span></text:p>
      <text:p text:style-name="P6"><text:span text:style-name="T17">Bildr has been developed in IBM Domino 9.0.x FP5 server environment with Extension</text:span></text:p>
      <text:p text:style-name="P6"><text:span text:style-name="T17">Library v16 and tested with recent versions of IE, Mozilla Firefox and Google Chrome browsers.</text:span></text:p>
      <text:p text:style-name="P7"><text:span text:style-name="T18">Setup</text:span></text:p>
      <text:p text:style-name="P8"><text:span text:style-name="T19">Follow these steps for an initial installation:</text:span></text:p>
      <text:list text:style-name="L9">
        <text:list-item>
          <text:p text:style-name="P9"><text:span text:style-name="T19">Extract the file downloaded from OpenNTF.</text:span></text:p>
        </text:list-item>
        <text:list-item>
          <text:p text:style-name="P10"><text:span text:style-name="T19">Notice the application is divided into 2 NSF’s: one for storing content, the other one for storing the design elements.</text:span></text:p>
        </text:list-item>
        <text:list-item>
          <text:p text:style-name="P11"><text:span text:style-name="T19">Sign both NSF with Domino Designer or Domino Administrator.</text:span></text:p>
        </text:list-item>
        <text:list-item>
          <text:p text:style-name="P11"><text:span text:style-name="T19">Apply a correct ACL to the application</text:span></text:p>
        </text:list-item>
        <text:list-item>
          <text:p text:style-name="P12"><text:span text:style-name="T19">Admin: can create/alter the preferences document.</text:span></text:p>
        </text:list-item>
        <text:list-item>
          <text:p text:style-name="P12"><text:span text:style-name="T19">Upload: can upload pictures.</text:span></text:p>
        </text:list-item>
        <text:list-item>
          <text:p text:style-name="P12"><text:span text:style-name="T19">Debug: gets the debug toolbar (available at OpenNTF) displayed in the web browser.</text:span></text:p>
        </text:list-item>
        <text:list-item>
          <text:p text:style-name="P12"><text:span text:style-name="T19">ACL should be the same for both NSF’s.</text:span></text:p>
        </text:list-item>
        <text:list-item>
          <text:p text:style-name="P13"><text:span text:style-name="T19">Install PLUpload. Please consider if you require a license.<text:s/></text:span><text:a xlink:href="http://www.plupload.com/download/"><text:span text:style-name="T20">http://www.plupload.com/download/</text:span></text:a><text:span text:style-name="T21"/></text:p>
        </text:list-item>
        <text:list-item>
          <text:p text:style-name="P13"><text:span text:style-name="T21">Install the csjs library available at<text:s/></text:span><text:a xlink:href="https://github.com/PatrickKwinten/xsp.plupload.queue.js"><text:span text:style-name="T22">https://github.com/PatrickKwinten/xsp.plupload.queue.js</text:span></text:a><text:span text:style-name="T23"><text:s/>in the design application. This is a version of plupload.queue.js adapted for xpages with dojo. </text:span></text:p>
        </text:list-item>
        <text:list-item>
          <text:p text:style-name="P13"><text:span text:style-name="T23">Copy the NSF’s to your Domino server.</text:span></text:p>
        </text:list-item>
        <text:list-item>
          <text:p text:style-name="P14"><text:span text:style-name="T23">Correct the name and location of the data NSF in the datasources property file.</text:span></text:p>
        </text:list-item>
        <text:list-item>
          <text:p text:style-name="P15"><text:span text:style-name="T23">Open the application in a web browser.</text:span></text:p>
        </text:list-item>
        <text:list-item>
          <text:p text:style-name="P15"><text:span text:style-name="T23">Login (as admin) and alter the preferences via the Administration utility link.</text:span></text:p>
        </text:list-item>
        <text:list-item>
          <text:p text:style-name="P15"><text:span text:style-name="T23">Save your changes.</text:span></text:p>
        </text:list-item>
        <text:list-item>
          <text:p text:style-name="P15"><text:span text:style-name="T23">Your application should by now work according the applied setting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